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22pt" officeooo:rsid="00120619" officeooo:paragraph-rsid="00120619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officeooo:rsid="00120619" officeooo:paragraph-rsid="00120619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2pt" officeooo:rsid="00120619" officeooo:paragraph-rsid="0012061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2pt" officeooo:rsid="0013fd40" officeooo:paragraph-rsid="0013fd40" style:font-size-asian="10.5pt" style:font-size-complex="12pt"/>
    </style:style>
    <style:style style:name="T1" style:family="text">
      <style:text-properties officeooo:rsid="0013fd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MS</text:p>
      <text:p text:style-name="P2">- ReadMe d’installation -</text:p>
      <text:p text:style-name="P2"/>
      <text:p text:style-name="P2"/>
      <text:p text:style-name="P4"><text:tab/>Le dossier Code de notre rendu comprend tous les éléments nécessaires au bon fonctionnement du jeu. Pour jouer à notre version de « WORMS », il faut créer un projet via Eclipse et y importer le dossier Code.</text:p>
      <text:p text:style-name="P3"/>
      <text:p text:style-name="P3"><text:tab/>Notre projet « WORMS » utilise la librairie « Slick2D » qui facilite grandement la modélisation de décors en deux dimensions. Cette librairie <text:span text:style-name="T1">est déjà téléchargée dans le dossier Code, mais pour pouvoir l’utiliser dans le jeu, quelques réglages sont encore nécessaires.</text:span></text:p>
      <text:p text:style-name="P4">Dans le nouveau projet sur Eclipse,</text:p>
      <text:p text:style-name="P4"/>
      <text:p text:style-name="P4"><text:tab/><text:tab/><text:tab/>Clic droit sur Projet &gt; Propriétés &gt; Java build path</text:p>
      <text:p text:style-name="P4"><text:tab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Boriasse</meta:initial-creator>
    <meta:creation-date>2017-04-10T09:21:40.633000000</meta:creation-date>
    <dc:date>2017-04-10T09:45:00.150000000</dc:date>
    <dc:creator>Louis Boriasse</dc:creator>
    <meta:editing-duration>PT2M49S</meta:editing-duration>
    <meta:editing-cycles>2</meta:editing-cycles>
    <meta:generator>LibreOffice/5.1.5.2$Windows_X86_64 LibreOffice_project/7a864d8825610a8c07cfc3bc01dd4fce6a9447e5</meta:generator>
    <meta:document-statistic meta:table-count="0" meta:image-count="0" meta:object-count="0" meta:page-count="1" meta:paragraph-count="7" meta:word-count="101" meta:character-count="599" meta:non-whitespace-character-count="498"/>
  </office:meta>
</office:document-meta>
</file>